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ortune" style:family="table">
      <style:table-properties style:width="18.747cm" fo:margin-left="0.011cm" fo:margin-right="0.028cm" table:align="margins"/>
    </style:style>
    <style:style style:name="tabFortune.A" style:family="table-column">
      <style:table-column-properties style:column-width="8.038cm" style:rel-column-width="28099*"/>
    </style:style>
    <style:style style:name="tabFortune.B" style:family="table-column">
      <style:table-column-properties style:column-width="1.228cm" style:rel-column-width="4291*"/>
    </style:style>
    <style:style style:name="tabFortune.C" style:family="table-column">
      <style:table-column-properties style:column-width="2.194cm" style:rel-column-width="7670*"/>
    </style:style>
    <style:style style:name="tabFortune.D" style:family="table-column">
      <style:table-column-properties style:column-width="1.198cm" style:rel-column-width="4186*"/>
    </style:style>
    <style:style style:name="tabFortune.E" style:family="table-column">
      <style:table-column-properties style:column-width="2.252cm" style:rel-column-width="7874*"/>
    </style:style>
    <style:style style:name="tabFortune.F" style:family="table-column">
      <style:table-column-properties style:column-width="1.169cm" style:rel-column-width="4088*"/>
    </style:style>
    <style:style style:name="tabFortune.G" style:family="table-column">
      <style:table-column-properties style:column-width="2.669cm" style:rel-column-width="9327*"/>
    </style:style>
    <style:style style:name="tabFortune.1" style:family="table-row">
      <style:table-row-properties style:row-height="0.64cm"/>
    </style:style>
    <style:style style:name="tabFortune.A1" style:family="table-cell">
      <style:table-cell-properties fo:background-color="transparent" fo:padding="0cm" fo:border-left="0.018cm solid #000000" fo:border-right="0.018cm solid #000000" fo:border-top="0.018cm solid #000000" fo:border-bottom="none">
        <style:background-image/>
      </style:table-cell-properties>
    </style:style>
    <style:style style:name="tabFortune.2" style:family="table-row">
      <style:table-row-properties style:row-height="0.25cm"/>
    </style:style>
    <style:style style:name="tabFortune.A2" style:family="table-cell">
      <style:table-cell-properties fo:padding="0cm" fo:border-left="0.018cm solid #000000" fo:border-right="none" fo:border-top="none" fo:border-bottom="none"/>
    </style:style>
    <style:style style:name="tabFortune.B2" style:family="table-cell">
      <style:table-cell-properties fo:padding="0cm" fo:border="none"/>
    </style:style>
    <style:style style:name="tabFortune.G2" style:family="table-cell">
      <style:table-cell-properties fo:padding="0cm" fo:border-left="none" fo:border-right="0.018cm solid #000000" fo:border-top="none" fo:border-bottom="none"/>
    </style:style>
    <style:style style:name="tabFortune.3" style:family="table-row">
      <style:table-row-properties style:row-height="0.45cm"/>
    </style:style>
    <style:style style:name="tabFortune.B4" style:family="table-cell">
      <style:table-cell-properties fo:padding="0cm" fo:border-left="none" fo:border-right="none" fo:border-top="none" fo:border-bottom="0.018cm solid #000000"/>
    </style:style>
    <style:style style:name="tabFortune.G6" style:family="table-cell">
      <style:table-cell-properties fo:padding="0cm" fo:border-left="none" fo:border-right="0.018cm solid #000000" fo:border-top="none" fo:border-bottom="0.018cm solid #000000"/>
    </style:style>
    <style:style style:name="tabFortune.B10" style:family="table-cell">
      <style:table-cell-properties fo:padding="0cm" fo:border-left="none" fo:border-right="none" fo:border-top="none" fo:border-bottom="0.002cm solid #000000"/>
    </style:style>
    <style:style style:name="tabFortune.G10" style:family="table-cell">
      <style:table-cell-properties fo:padding="0cm" fo:border-left="none" fo:border-right="0.018cm solid #000000" fo:border-top="none" fo:border-bottom="0.002cm solid #000000"/>
    </style:style>
    <style:style style:name="Tableau5" style:family="table">
      <style:table-properties style:width="18.743cm" fo:margin-left="0.011cm" fo:margin-right="0.032cm" table:align="margins"/>
    </style:style>
    <style:style style:name="Tableau5.A" style:family="table-column">
      <style:table-column-properties style:column-width="8.035cm" style:rel-column-width="28092*"/>
    </style:style>
    <style:style style:name="Tableau5.B" style:family="table-column">
      <style:table-column-properties style:column-width="2.544cm" style:rel-column-width="8893*"/>
    </style:style>
    <style:style style:name="Tableau5.C" style:family="table-column">
      <style:table-column-properties style:column-width="1.55cm" style:rel-column-width="5421*"/>
    </style:style>
    <style:style style:name="Tableau5.D" style:family="table-column">
      <style:table-column-properties style:column-width="1.346cm" style:rel-column-width="4705*"/>
    </style:style>
    <style:style style:name="Tableau5.E" style:family="table-column">
      <style:table-column-properties style:column-width="1.496cm" style:rel-column-width="5229*"/>
    </style:style>
    <style:style style:name="Tableau5.F" style:family="table-column">
      <style:table-column-properties style:column-width="1.044cm" style:rel-column-width="3651*"/>
    </style:style>
    <style:style style:name="Tableau5.G" style:family="table-column">
      <style:table-column-properties style:column-width="2.729cm" style:rel-column-width="9544*"/>
    </style:style>
    <style:style style:name="Tableau5.1" style:family="table-row">
      <style:table-row-properties style:row-height="0.55cm"/>
    </style:style>
    <style:style style:name="Tableau5.A1" style:family="table-cell">
      <style:table-cell-properties fo:padding="0.097cm" fo:border-left="0.018cm solid #000000" fo:border-right="none" fo:border-top="none" fo:border-bottom="0.018cm solid #000000"/>
    </style:style>
    <style:style style:name="Tableau5.B1" style:family="table-cell">
      <style:table-cell-properties fo:padding="0.097cm" fo:border-left="none" fo:border-right="none" fo:border-top="none" fo:border-bottom="0.018cm solid #000000"/>
    </style:style>
    <style:style style:name="Tableau5.G1" style:family="table-cell">
      <style:table-cell-properties fo:padding="0.097cm" fo:border-left="none" fo:border-right="0.018cm solid #000000" fo:border-top="none" fo:border-bottom="0.018cm solid #000000"/>
    </style:style>
    <style:style style:name="tabRevenu" style:family="table">
      <style:table-properties style:width="18.733cm" fo:margin-left="0.025cm" fo:margin-right="0.028cm" table:align="margins"/>
    </style:style>
    <style:style style:name="tabRevenu.A" style:family="table-column">
      <style:table-column-properties style:column-width="8.013cm" style:rel-column-width="28034*"/>
    </style:style>
    <style:style style:name="tabRevenu.B" style:family="table-column">
      <style:table-column-properties style:column-width="1.215cm" style:rel-column-width="4251*"/>
    </style:style>
    <style:style style:name="tabRevenu.C" style:family="table-column">
      <style:table-column-properties style:column-width="2.2cm" style:rel-column-width="7695*"/>
    </style:style>
    <style:style style:name="tabRevenu.D" style:family="table-column">
      <style:table-column-properties style:column-width="1.191cm" style:rel-column-width="4165*"/>
    </style:style>
    <style:style style:name="tabRevenu.E" style:family="table-column">
      <style:table-column-properties style:column-width="2.274cm" style:rel-column-width="7954*"/>
    </style:style>
    <style:style style:name="tabRevenu.F" style:family="table-column">
      <style:table-column-properties style:column-width="1.166cm" style:rel-column-width="4078*"/>
    </style:style>
    <style:style style:name="tabRevenu.G" style:family="table-column">
      <style:table-column-properties style:column-width="2.674cm" style:rel-column-width="9358*"/>
    </style:style>
    <style:style style:name="tabRevenu.1" style:family="table-row">
      <style:table-row-properties style:row-height="0.64cm"/>
    </style:style>
    <style:style style:name="tabRevenu.A1" style:family="table-cell">
      <style:table-cell-properties fo:background-color="transparent" fo:padding="0cm" fo:border-left="0.018cm solid #000000" fo:border-right="0.018cm solid #000000" fo:border-top="0.018cm solid #000000" fo:border-bottom="none">
        <style:background-image/>
      </style:table-cell-properties>
    </style:style>
    <style:style style:name="tabRevenu.2" style:family="table-row">
      <style:table-row-properties style:row-height="0.25cm"/>
    </style:style>
    <style:style style:name="tabRevenu.A2" style:family="table-cell">
      <style:table-cell-properties fo:padding="0cm" fo:border-left="0.018cm solid #000000" fo:border-right="none" fo:border-top="none" fo:border-bottom="none"/>
    </style:style>
    <style:style style:name="tabRevenu.B2" style:family="table-cell">
      <style:table-cell-properties fo:padding="0cm" fo:border="none"/>
    </style:style>
    <style:style style:name="tabRevenu.G2" style:family="table-cell">
      <style:table-cell-properties fo:padding="0cm" fo:border-left="none" fo:border-right="0.018cm solid #000000" fo:border-top="none" fo:border-bottom="none"/>
    </style:style>
    <style:style style:name="tabRevenu.3" style:family="table-row">
      <style:table-row-properties style:row-height="0.45cm"/>
    </style:style>
    <style:style style:name="tabRevenu.B4" style:family="table-cell">
      <style:table-cell-properties fo:padding="0cm" fo:border-left="none" fo:border-right="none" fo:border-top="none" fo:border-bottom="0.018cm solid #000000"/>
    </style:style>
    <style:style style:name="tabRevenu.G6" style:family="table-cell">
      <style:table-cell-properties fo:padding="0cm" fo:border-left="none" fo:border-right="0.018cm solid #000000" fo:border-top="none" fo:border-bottom="0.018cm solid #000000"/>
    </style:style>
    <style:style style:name="tabRevenu.B10" style:family="table-cell">
      <style:table-cell-properties fo:padding="0cm" fo:border-left="none" fo:border-right="none" fo:border-top="none" fo:border-bottom="0.002cm solid #000000"/>
    </style:style>
    <style:style style:name="tabRevenu.G10" style:family="table-cell">
      <style:table-cell-properties fo:padding="0cm" fo:border-left="none" fo:border-right="0.018cm solid #000000" fo:border-top="none" fo:border-bottom="0.002cm solid #000000"/>
    </style:style>
    <style:style style:name="Tableau2" style:family="table">
      <style:table-properties style:width="18.731cm" fo:margin-left="0.025cm" fo:margin-right="0.03cm" table:align="margins"/>
    </style:style>
    <style:style style:name="Tableau2.A" style:family="table-column">
      <style:table-column-properties style:column-width="8.026cm" style:rel-column-width="28080*"/>
    </style:style>
    <style:style style:name="Tableau2.B" style:family="table-column">
      <style:table-column-properties style:column-width="2.545cm" style:rel-column-width="8905*"/>
    </style:style>
    <style:style style:name="Tableau2.C" style:family="table-column">
      <style:table-column-properties style:column-width="1.543cm" style:rel-column-width="5400*"/>
    </style:style>
    <style:style style:name="Tableau2.D" style:family="table-column">
      <style:table-column-properties style:column-width="1.355cm" style:rel-column-width="4739*"/>
    </style:style>
    <style:style style:name="Tableau2.E" style:family="table-column">
      <style:table-column-properties style:column-width="1.416cm" style:rel-column-width="4955*"/>
    </style:style>
    <style:style style:name="Tableau2.F" style:family="table-column">
      <style:table-column-properties style:column-width="1.071cm" style:rel-column-width="3746*"/>
    </style:style>
    <style:style style:name="Tableau2.G" style:family="table-column">
      <style:table-column-properties style:column-width="2.775cm" style:rel-column-width="9710*"/>
    </style:style>
    <style:style style:name="Tableau2.1" style:family="table-row">
      <style:table-row-properties style:row-height="0.55cm"/>
    </style:style>
    <style:style style:name="Tableau2.A1" style:family="table-cell">
      <style:table-cell-properties fo:padding="0.097cm" fo:border-left="0.018cm solid #000000" fo:border-right="none" fo:border-top="none" fo:border-bottom="0.018cm solid #000000"/>
    </style:style>
    <style:style style:name="Tableau2.B1" style:family="table-cell">
      <style:table-cell-properties fo:padding="0.097cm" fo:border-left="none" fo:border-right="none" fo:border-top="none" fo:border-bottom="0.018cm solid #000000"/>
    </style:style>
    <style:style style:name="Tableau2.G1" style:family="table-cell">
      <style:table-cell-properties fo:padding="0.097cm" fo:border-left="none" fo:border-right="0.018cm solid #000000" fo:border-top="none" fo:border-bottom="0.018cm solid #000000"/>
    </style:style>
    <style:style style:name="tabDepense" style:family="table">
      <style:table-properties style:width="18.759cm" fo:margin-left="0.011cm" fo:margin-right="0.016cm" table:align="margins"/>
    </style:style>
    <style:style style:name="tabDepense.A" style:family="table-column">
      <style:table-column-properties style:column-width="8.042cm" style:rel-column-width="28093*"/>
    </style:style>
    <style:style style:name="tabDepense.B" style:family="table-column">
      <style:table-column-properties style:column-width="1.06cm" style:rel-column-width="3703*"/>
    </style:style>
    <style:style style:name="tabDepense.C" style:family="table-column">
      <style:table-column-properties style:column-width="2.362cm" style:rel-column-width="8251*"/>
    </style:style>
    <style:style style:name="tabDepense.D" style:family="table-column">
      <style:table-column-properties style:column-width="1.198cm" style:rel-column-width="4184*"/>
    </style:style>
    <style:style style:name="tabDepense.E" style:family="table-column">
      <style:table-column-properties style:column-width="2.252cm" style:rel-column-width="7869*"/>
    </style:style>
    <style:style style:name="tabDepense.F" style:family="table-column">
      <style:table-column-properties style:column-width="1.169cm" style:rel-column-width="4085*"/>
    </style:style>
    <style:style style:name="tabDepense.G" style:family="table-column">
      <style:table-column-properties style:column-width="2.676cm" style:rel-column-width="9350*"/>
    </style:style>
    <style:style style:name="tabDepense.1" style:family="table-row">
      <style:table-row-properties style:row-height="0.64cm"/>
    </style:style>
    <style:style style:name="tabDepense.A1" style:family="table-cell">
      <style:table-cell-properties fo:background-color="transparent" fo:padding-left="0.101cm" fo:padding-right="0.101cm" fo:padding-top="0cm" fo:padding-bottom="0cm" fo:border-left="0.018cm solid #000000" fo:border-right="0.018cm solid #000000" fo:border-top="0.018cm solid #000000" fo:border-bottom="none">
        <style:background-image/>
      </style:table-cell-properties>
    </style:style>
    <style:style style:name="tabDepense.2" style:family="table-row">
      <style:table-row-properties style:row-height="0.25cm"/>
    </style:style>
    <style:style style:name="tabDepense.A2" style:family="table-cell">
      <style:table-cell-properties fo:background-color="transparent" fo:padding-left="0.101cm" fo:padding-right="0.101cm" fo:padding-top="0cm" fo:padding-bottom="0cm" fo:border-left="0.018cm solid #000000" fo:border-right="0.018cm solid #000000" fo:border-top="none" fo:border-bottom="none">
        <style:background-image/>
      </style:table-cell-properties>
    </style:style>
    <style:style style:name="tabDepense.3" style:family="table-row">
      <style:table-row-properties style:row-height="0.45cm"/>
    </style:style>
    <style:style style:name="tabDepense.A3" style:family="table-cell">
      <style:table-cell-properties fo:padding-left="0.101cm" fo:padding-right="0.101cm" fo:padding-top="0cm" fo:padding-bottom="0cm" fo:border-left="0.018cm solid #000000" fo:border-right="none" fo:border-top="none" fo:border-bottom="none"/>
    </style:style>
    <style:style style:name="tabDepense.B3" style:family="table-cell">
      <style:table-cell-properties fo:padding-left="0.101cm" fo:padding-right="0.101cm" fo:padding-top="0cm" fo:padding-bottom="0cm" fo:border="none"/>
    </style:style>
    <style:style style:name="tabDepense.G3" style:family="table-cell">
      <style:table-cell-properties fo:padding-left="0.101cm" fo:padding-right="0.101cm" fo:padding-top="0cm" fo:padding-bottom="0cm" fo:border-left="none" fo:border-right="0.018cm solid #000000" fo:border-top="none" fo:border-bottom="none"/>
    </style:style>
    <style:style style:name="tabDepense.B4" style:family="table-cell">
      <style:table-cell-properties fo:padding-left="0.101cm" fo:padding-right="0.101cm" fo:padding-top="0cm" fo:padding-bottom="0cm" fo:border-left="none" fo:border-right="none" fo:border-top="none" fo:border-bottom="0.018cm solid #000000"/>
    </style:style>
    <style:style style:name="tabDepense.G6" style:family="table-cell">
      <style:table-cell-properties fo:padding-left="0.101cm" fo:padding-right="0.101cm" fo:padding-top="0cm" fo:padding-bottom="0cm" fo:border-left="none" fo:border-right="0.018cm solid #000000" fo:border-top="none" fo:border-bottom="0.018cm solid #000000"/>
    </style:style>
    <style:style style:name="tabDepense.B9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Depense.G10" style:family="table-cell">
      <style:table-cell-properties fo:padding-left="0.101cm" fo:padding-right="0.101cm" fo:padding-top="0cm" fo:padding-bottom="0cm" fo:border-left="none" fo:border-right="0.018cm solid #000000" fo:border-top="none" fo:border-bottom="0.002cm solid #000000"/>
    </style:style>
    <style:style style:name="Tableau3" style:family="table">
      <style:table-properties style:width="18.759cm" fo:margin-left="0.011cm" fo:margin-right="0.016cm" table:align="margins"/>
    </style:style>
    <style:style style:name="Tableau3.A" style:family="table-column">
      <style:table-column-properties style:column-width="8.042cm" style:rel-column-width="28093*"/>
    </style:style>
    <style:style style:name="Tableau3.B" style:family="table-column">
      <style:table-column-properties style:column-width="3.099cm" style:rel-column-width="10826*"/>
    </style:style>
    <style:style style:name="Tableau3.C" style:family="table-column">
      <style:table-column-properties style:column-width="1.258cm" style:rel-column-width="4393*"/>
    </style:style>
    <style:style style:name="Tableau3.D" style:family="table-column">
      <style:table-column-properties style:column-width="0.995cm" style:rel-column-width="3475*"/>
    </style:style>
    <style:style style:name="Tableau3.E" style:family="table-column">
      <style:table-column-properties style:column-width="1.503cm" style:rel-column-width="5250*"/>
    </style:style>
    <style:style style:name="Tableau3.F" style:family="table-column">
      <style:table-column-properties style:column-width="1.071cm" style:rel-column-width="3740*"/>
    </style:style>
    <style:style style:name="Tableau3.G" style:family="table-column">
      <style:table-column-properties style:column-width="2.794cm" style:rel-column-width="9758*"/>
    </style:style>
    <style:style style:name="Tableau3.1" style:family="table-row">
      <style:table-row-properties style:row-height="0.55cm"/>
    </style:style>
    <style:style style:name="Tableau3.A1" style:family="table-cell">
      <style:table-cell-properties fo:padding="0.097cm" fo:border-left="0.018cm solid #000000" fo:border-right="none" fo:border-top="none" fo:border-bottom="0.018cm solid #000000"/>
    </style:style>
    <style:style style:name="Tableau3.B1" style:family="table-cell">
      <style:table-cell-properties fo:padding="0.097cm" fo:border-left="none" fo:border-right="none" fo:border-top="none" fo:border-bottom="0.018cm solid #000000"/>
    </style:style>
    <style:style style:name="Tableau3.G1" style:family="table-cell">
      <style:table-cell-properties fo:padding="0.097cm" fo:border-left="none" fo:border-right="0.018cm solid #000000" fo:border-top="none" fo:border-bottom="0.018cm solid #000000"/>
    </style:style>
    <style:style style:name="Tableau4" style:family="table">
      <style:table-properties style:width="18.785cm" table:align="margins" style:may-break-between-rows="false"/>
    </style:style>
    <style:style style:name="Tableau4.A" style:family="table-column">
      <style:table-column-properties style:column-width="8.042cm" style:rel-column-width="28051*"/>
    </style:style>
    <style:style style:name="Tableau4.B" style:family="table-column">
      <style:table-column-properties style:column-width="1.228cm" style:rel-column-width="4284*"/>
    </style:style>
    <style:style style:name="Tableau4.C" style:family="table-column">
      <style:table-column-properties style:column-width="2.193cm" style:rel-column-width="7650*"/>
    </style:style>
    <style:style style:name="Tableau4.D" style:family="table-column">
      <style:table-column-properties style:column-width="1.199cm" style:rel-column-width="4182*"/>
    </style:style>
    <style:style style:name="Tableau4.E" style:family="table-column">
      <style:table-column-properties style:column-width="2.251cm" style:rel-column-width="7854*"/>
    </style:style>
    <style:style style:name="Tableau4.F" style:family="table-column">
      <style:table-column-properties style:column-width="1.189cm" style:rel-column-width="4148*"/>
    </style:style>
    <style:style style:name="Tableau4.G" style:family="table-column">
      <style:table-column-properties style:column-width="2.685cm" style:rel-column-width="9366*"/>
    </style:style>
    <style:style style:name="Tableau4.1" style:family="table-row">
      <style:table-row-properties style:row-height="0.6cm"/>
    </style:style>
    <style:style style:name="Tableau4.A1" style:family="table-cell">
      <style:table-cell-properties fo:padding-left="0.101cm" fo:padding-right="0.101cm" fo:padding-top="0cm" fo:padding-bottom="0.101cm" fo:border-left="0.018cm solid #000000" fo:border-right="none" fo:border-top="0.018cm solid #000000" fo:border-bottom="none"/>
    </style:style>
    <style:style style:name="Tableau4.B1" style:family="table-cell">
      <style:table-cell-properties fo:padding-left="0.101cm" fo:padding-right="0.101cm" fo:padding-top="0cm" fo:padding-bottom="0.101cm" fo:border-left="none" fo:border-right="none" fo:border-top="0.018cm solid #000000" fo:border-bottom="none"/>
    </style:style>
    <style:style style:name="Tableau4.G1" style:family="table-cell">
      <style:table-cell-properties fo:padding-left="0.101cm" fo:padding-right="0.101cm" fo:padding-top="0cm" fo:padding-bottom="0.101cm" fo:border-left="none" fo:border-right="0.018cm solid #000000" fo:border-top="0.018cm solid #000000" fo:border-bottom="none"/>
    </style:style>
    <style:style style:name="Tableau4.A2" style:family="table-cell">
      <style:table-cell-properties fo:padding-left="0.101cm" fo:padding-right="0.101cm" fo:padding-top="0cm" fo:padding-bottom="0.101cm" fo:border-left="0.018cm solid #000000" fo:border-right="none" fo:border-top="none" fo:border-bottom="none"/>
    </style:style>
    <style:style style:name="Tableau4.B2" style:family="table-cell">
      <style:table-cell-properties fo:padding-left="0.101cm" fo:padding-right="0.101cm" fo:padding-top="0cm" fo:padding-bottom="0.101cm" fo:border="none"/>
    </style:style>
    <style:style style:name="Tableau4.G2" style:family="table-cell">
      <style:table-cell-properties fo:padding-left="0.101cm" fo:padding-right="0.101cm" fo:padding-top="0cm" fo:padding-bottom="0.101cm" fo:border-left="none" fo:border-right="0.018cm solid #000000" fo:border-top="none" fo:border-bottom="none"/>
    </style:style>
    <style:style style:name="Tableau4.A3" style:family="table-cell">
      <style:table-cell-properties fo:padding-left="0.101cm" fo:padding-right="0.101cm" fo:padding-top="0cm" fo:padding-bottom="0.101cm" fo:border-left="0.018cm solid #000000" fo:border-right="none" fo:border-top="none" fo:border-bottom="0.018cm solid #000000"/>
    </style:style>
    <style:style style:name="Tableau4.B3" style:family="table-cell">
      <style:table-cell-properties fo:padding-left="0.101cm" fo:padding-right="0.101cm" fo:padding-top="0cm" fo:padding-bottom="0.101cm" fo:border-left="none" fo:border-right="none" fo:border-top="none" fo:border-bottom="0.018cm solid #000000"/>
    </style:style>
    <style:style style:name="Tableau4.G3" style:family="table-cell">
      <style:table-cell-properties fo:padding-left="0.101cm" fo:padding-right="0.101cm" fo:padding-top="0cm" fo:padding-bottom="0.101cm" fo:border-left="none" fo:border-right="0.018cm solid #000000" fo:border-top="none" fo:border-bottom="0.018cm solid #000000"/>
    </style:style>
    <style:style style:name="P1" style:family="paragraph" style:parent-style-name="Standard">
      <style:text-properties style:font-name="Helvetica"/>
    </style:style>
    <style:style style:name="P2" style:family="paragraph" style:parent-style-name="Standard">
      <style:text-properties style:font-name="Helvetica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break-before="auto" fo:break-after="auto"/>
      <style:text-properties style:font-name="Helvetica" fo:font-size="6pt" style:font-size-asian="6pt" style:font-size-complex="6pt"/>
    </style:style>
    <style:style style:name="P6" style:family="paragraph" style:parent-style-name="Table_20_Contents">
      <style:paragraph-properties fo:margin-left="0.132cm" fo:margin-right="0cm" fo:text-indent="0cm" style:auto-text-indent="false"/>
      <style:text-properties style:font-name="Helvetica" fo:font-weight="bold" style:font-weight-asian="bold" style:font-weight-complex="bold"/>
    </style:style>
    <style:style style:name="P7" style:family="paragraph" style:parent-style-name="Table_20_Contents">
      <style:paragraph-properties fo:margin-left="0.132cm" fo:margin-right="0cm" fo:text-indent="0cm" style:auto-text-indent="false" style:shadow="none"/>
      <style:text-properties fo:color="#000000" style:font-name="Helvetica" fo:font-size="7pt" style:font-size-asian="7pt" style:font-size-complex="7pt"/>
    </style:style>
    <style:style style:name="P8" style:family="paragraph" style:parent-style-name="Table_20_Contents">
      <style:paragraph-properties fo:margin-left="0.132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9" style:family="paragraph" style:parent-style-name="Table_20_Contents">
      <style:paragraph-properties style:shadow="none"/>
      <style:text-properties fo:color="#000000" style:font-name="Helvetica" fo:font-size="9pt" style:font-size-asian="9pt" style:font-size-complex="9pt"/>
    </style:style>
    <style:style style:name="P10" style:family="paragraph" style:parent-style-name="Table_20_Contents">
      <style:paragraph-properties fo:text-align="end" style:justify-single-word="false" style:shadow="none"/>
      <style:text-properties fo:color="#000000" style:font-name="Helvetica" fo:font-size="9pt" style:font-size-asian="9pt" style:font-size-complex="9pt"/>
    </style:style>
    <style:style style:name="P11" style:family="paragraph" style:parent-style-name="Table_20_Contents">
      <style:paragraph-properties style:shadow="none"/>
      <style:text-properties fo:color="#000000" style:font-name="Helvetica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 style:shadow="none"/>
      <style:text-properties fo:color="#000000" style:font-name="Helvetica" fo:font-size="10pt" style:font-size-asian="10pt" style:font-size-complex="10pt"/>
    </style:style>
    <style:style style:name="P13" style:family="paragraph" style:parent-style-name="Table_20_Contents">
      <style:paragraph-properties style:shadow="none"/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style:shadow="none"/>
      <style:text-properties fo:color="#000000" style:font-name="Helvetica" fo:font-size="11pt" style:font-size-asian="11pt" style:font-size-complex="11pt"/>
    </style:style>
    <style:style style:name="P15" style:family="paragraph" style:parent-style-name="Table_20_Contents">
      <style:paragraph-properties fo:text-align="end" style:justify-single-word="false" style:shadow="none"/>
      <style:text-properties fo:color="#000000" style:font-name="Helvetica" fo:font-size="11pt" style:font-size-asian="11pt" style:font-size-complex="11pt"/>
    </style:style>
    <style:style style:name="P16" style:family="paragraph" style:parent-style-name="Table_20_Contents">
      <style:paragraph-properties fo:text-align="end" style:justify-single-word="false" style:shadow="none"/>
      <style:text-properties fo:color="#000000" style:font-name="Helvetica" fo:font-size="11pt" fo:font-weight="bol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end" style:justify-single-word="false" style:shadow="none"/>
      <style:text-properties fo:color="#000000" style:font-name="Helvetica" fo:font-size="11pt" style:font-name-asian="Courier New" style:font-size-asian="11pt" style:font-name-complex="Courier New" style:font-size-complex="11pt"/>
    </style:style>
    <style:style style:name="P18" style:family="paragraph" style:parent-style-name="Table_20_Contents">
      <style:paragraph-properties style:shadow="none"/>
      <style:text-properties fo:color="#000000" style:font-name="Helvetica" fo:font-size="7pt" style:font-size-asian="7pt" style:font-size-complex="7pt"/>
    </style:style>
    <style:style style:name="P19" style:family="paragraph" style:parent-style-name="Table_20_Contents">
      <style:paragraph-properties fo:margin-left="0.116cm" fo:margin-right="0cm" fo:text-indent="0cm" style:auto-text-indent="false" style:shadow="none"/>
      <style:text-properties fo:color="#000000" style:font-name="Helvetica" fo:font-size="11pt" style:font-size-asian="11pt" style:font-size-complex="11pt"/>
    </style:style>
    <style:style style:name="P20" style:family="paragraph" style:parent-style-name="Table_20_Contents">
      <style:paragraph-properties fo:margin-left="0.116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21" style:family="paragraph" style:parent-style-name="Table_20_Contents">
      <style:paragraph-properties fo:margin-left="0.118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22" style:family="paragraph" style:parent-style-name="Table_20_Contents">
      <style:paragraph-properties fo:margin-left="0cm" fo:margin-right="0.132cm" fo:text-align="end" style:justify-single-word="false" fo:text-indent="0cm" style:auto-text-indent="false" style:shadow="none"/>
      <style:text-properties fo:color="#000000" style:font-name="Helvetica" fo:font-size="11pt" style:font-size-asian="11pt" style:font-size-complex="11pt"/>
    </style:style>
    <style:style style:name="P23" style:family="paragraph" style:parent-style-name="Table_20_Contents">
      <style:paragraph-properties fo:margin-left="0.125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24" style:family="paragraph" style:parent-style-name="Table_20_Contents">
      <style:paragraph-properties fo:margin-left="0.102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25" style:family="paragraph" style:parent-style-name="Table_20_Contents">
      <style:paragraph-properties fo:margin-left="0cm" fo:margin-right="0.116cm" fo:text-align="end" style:justify-single-word="false" fo:text-indent="0cm" style:auto-text-indent="false" style:shadow="none"/>
      <style:text-properties fo:color="#000000" style:font-name="Helvetica" fo:font-size="11pt" style:font-size-asian="11pt" style:font-size-complex="11pt"/>
    </style:style>
    <style:style style:name="P26" style:family="paragraph" style:parent-style-name="Table_20_Contents">
      <style:text-properties style:font-name="Helvetica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text-properties style:font-name="Helvetica" fo:font-weight="bold" style:font-weight-asian="bold" style:font-weight-complex="bold"/>
    </style:style>
    <style:style style:name="P28" style:family="paragraph" style:parent-style-name="Table_20_Contents">
      <style:text-properties style:font-name="Helvetica" fo:font-size="11pt" fo:font-weight="bold" style:font-size-asian="11pt" style:font-weight-asian="bold" style:font-size-complex="11pt" style:font-weight-complex="bold"/>
    </style:style>
    <style:style style:name="P29" style:family="paragraph" style:parent-style-name="Table_20_Contents">
      <style:text-properties style:font-name="Helvetica" fo:font-size="11pt" style:font-size-asian="11pt" style:font-size-complex="11pt"/>
    </style:style>
    <style:style style:name="P30" style:family="paragraph" style:parent-style-name="Table_20_Contents">
      <style:text-properties fo:color="#000000" style:font-name="Helvetica" fo:font-size="10pt" style:font-size-asian="10pt" style:font-size-complex="10pt"/>
    </style:style>
    <style:style style:name="P31" style:family="paragraph" style:parent-style-name="Table_20_Contents">
      <style:paragraph-properties fo:text-align="end" style:justify-single-word="false"/>
      <style:text-properties fo:color="#000000" style:font-name="Helvetica" fo:font-size="10pt" style:font-name-asian="Courier New" style:font-size-asian="10pt" style:font-name-complex="Courier New" style:font-size-complex="10pt"/>
    </style:style>
    <style:style style:name="P32" style:family="paragraph" style:parent-style-name="Table_20_Contents"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color="#000000" style:font-name="Helvetica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4" style:family="paragraph" style:parent-style-name="Table_20_Contents">
      <style:paragraph-properties fo:margin-left="-0.097cm" fo:margin-right="0.009cm" fo:text-indent="0cm" style:auto-text-indent="false"/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margin-left="-0.014cm" fo:margin-right="0cm" fo:text-align="end" style:justify-single-word="false" fo:text-indent="0cm" style:auto-text-indent="false"/>
      <style:text-properties fo:color="#000000" style:font-name="Helvetica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6" style:family="paragraph" style:parent-style-name="Table_20_Contents">
      <style:paragraph-properties fo:margin-left="0.099cm" fo:margin-right="0cm" fo:text-indent="0cm" style:auto-text-indent="false"/>
      <style:text-properties style:font-name="Helvetica" fo:font-weight="bold" style:font-weight-asian="bold" style:font-weight-complex="bold"/>
    </style:style>
    <style:style style:name="P37" style:family="paragraph" style:parent-style-name="Table_20_Contents">
      <style:paragraph-properties fo:margin-left="0.099cm" fo:margin-right="0cm" fo:text-indent="0cm" style:auto-text-indent="false" style:shadow="none"/>
      <style:text-properties fo:color="#000000" style:font-name="Helvetica" fo:font-size="7pt" style:font-size-asian="7pt" style:font-size-complex="7pt"/>
    </style:style>
    <style:style style:name="P38" style:family="paragraph" style:parent-style-name="Table_20_Contents">
      <style:paragraph-properties fo:margin-left="0.099cm" fo:margin-right="0cm" fo:text-indent="0cm" style:auto-text-indent="false" style:shadow="none"/>
      <style:text-properties fo:color="#000000" style:font-name="Helvetica" fo:font-size="11pt" style:font-size-asian="11pt" style:font-size-complex="11pt"/>
    </style:style>
    <style:style style:name="P39" style:family="paragraph" style:parent-style-name="Table_20_Contents">
      <style:paragraph-properties fo:margin-left="0.146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40" style:family="paragraph" style:parent-style-name="Table_20_Contents">
      <style:paragraph-properties fo:margin-left="0cm" fo:margin-right="0.099cm" fo:text-align="end" style:justify-single-word="false" fo:text-indent="0cm" style:auto-text-indent="false" style:shadow="none"/>
      <style:text-properties fo:color="#000000" style:font-name="Helvetica" fo:font-size="11pt" style:font-size-asian="11pt" style:font-size-complex="11pt"/>
    </style:style>
    <style:style style:name="P41" style:family="paragraph" style:parent-style-name="DefaultSol">
      <style:text-properties style:font-name="Helvetica"/>
    </style:style>
    <style:style style:name="P42" style:family="paragraph" style:parent-style-name="DefaultSol">
      <style:text-properties style:font-name="Helvetica" fo:font-size="12pt" style:font-size-asian="12pt" style:font-size-complex="12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Courier New" style:font-size-asian="10pt" style:font-name-complex="Courier New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tab/><text:tab/><text:tab/><text:tab/><text:tab/><text:tab/><text:tab/><text:tab/><text:tab/>Page 3</text:p>
      <text:p text:style-name="P2">%=PCAL_HEADER=%<text:tab/><text:tab/><text:tab/><text:tab/><text:tab/><text:tab/><text:tab/><text:tab/><text:tab/><text:tab/><text:tab/><text:tab/></text:p>
      <text:p text:style-name="P5">%#include PCALMembreFamilles#%</text:p>
      <text:p text:style-name="P4"><text:tab/>%=remLineWhenBlank(HOME_LABEL,1)=%<text:tab/>%=remLineWhenBlank(HOME_DESCRIPTION,)=%</text:p>
      <text:p text:style-name="P3"/>
      <table:table table:name="tabFortune" table:style-name="tabFortune">
        <table:table-column table:style-name="tabFortune.A"/>
        <table:table-column table:style-name="tabFortune.B"/>
        <table:table-column table:style-name="tabFortune.C"/>
        <table:table-column table:style-name="tabFortune.D"/>
        <table:table-column table:style-name="tabFortune.E"/>
        <table:table-column table:style-name="tabFortune.F"/>
        <table:table-column table:style-name="tabFortune.G"/>
        <table:table-row table:style-name="tabFortune.1">
          <table:table-cell table:style-name="tabFortune.A1" table:number-columns-spanned="7" office:value-type="string">
            <text:p text:style-name="P6">%=PCAL_FORTUN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Fortune.2">
          <table:table-cell table:style-name="tabFortune.A2" office:value-type="string">
            <text:p text:style-name="P7">%{sousLibelle}%%=LIBELLE=%</text:p>
          </table:table-cell>
          <table:table-cell table:style-name="tabFortune.B2" office:value-type="string">
            <text:p text:style-name="P9"/>
          </table:table-cell>
          <table:table-cell table:style-name="tabFortune.B2" office:value-type="string">
            <text:p text:style-name="P10"/>
          </table:table-cell>
          <table:table-cell table:style-name="tabFortune.B2" office:value-type="string">
            <text:p text:style-name="P9"/>
          </table:table-cell>
          <table:table-cell table:style-name="tabFortune.B2" office:value-type="string">
            <text:p text:style-name="P10"/>
          </table:table-cell>
          <table:table-cell table:style-name="tabFortune.B2" office:value-type="string">
            <text:p text:style-name="P9"/>
          </table:table-cell>
          <table:table-cell table:style-name="tabFortune.G2" office:value-type="string">
            <text:p text:style-name="P10"/>
          </table:table-cell>
        </table:table-row>
        <table:table-row table:style-name="tabFortune.3">
          <table:table-cell table:style-name="tabFortune.A2" office:value-type="string">
            <text:p text:style-name="P19">%{ligneStandard}%%=LIBELLE=%</text:p>
          </table:table-cell>
          <table:table-cell table:style-name="tabFortune.B2" office:value-type="string">
            <text:p text:style-name="P11">%=CHF1=%</text:p>
          </table:table-cell>
          <table:table-cell table:style-name="tabFortune.B2" office:value-type="string">
            <text:p text:style-name="P15">%=<text:span text:style-name="T1">MONTANT_C1=%</text:span></text:p>
          </table:table-cell>
          <table:table-cell table:style-name="tabFortune.B2" office:value-type="string">
            <text:p text:style-name="P21">%=CHF2=%</text:p>
          </table:table-cell>
          <table:table-cell table:style-name="tabFortune.B2" office:value-type="string">
            <text:p text:style-name="P15">%=<text:span text:style-name="T1">MONTANT_C2=%</text:span></text:p>
          </table:table-cell>
          <table:table-cell table:style-name="tabFortune.B2" office:value-type="string">
            <text:p text:style-name="P20">%=CHF3=%</text:p>
          </table:table-cell>
          <table:table-cell table:style-name="tabFortune.G2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UnS}%%=LIBELLE=%</text:p>
          </table:table-cell>
          <table:table-cell table:style-name="tabFortune.B4" office:value-type="string">
            <text:p text:style-name="P11">%=CHF1=%</text:p>
          </table:table-cell>
          <table:table-cell table:style-name="tabFortune.B4" office:value-type="string">
            <text:p text:style-name="P15">%=<text:span text:style-name="T1">MONTANT_C1=%</text:span></text:p>
          </table:table-cell>
          <table:table-cell table:style-name="tabFortune.B2" office:value-type="string">
            <text:p text:style-name="P21">%=CHF2=%</text:p>
          </table:table-cell>
          <table:table-cell table:style-name="tabFortune.B2" office:value-type="string">
            <text:p text:style-name="P15">%=<text:span text:style-name="T1">MONTANT_C2=%</text:span></text:p>
          </table:table-cell>
          <table:table-cell table:style-name="tabFortune.B2" office:value-type="string">
            <text:p text:style-name="P20">%=CHF3=%</text:p>
          </table:table-cell>
          <table:table-cell table:style-name="tabFortune.G2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UnDeuxS}%%=LIBELLE=%</text:p>
          </table:table-cell>
          <table:table-cell table:style-name="tabFortune.B4" office:value-type="string">
            <text:p text:style-name="P11">%=CHF1=%</text:p>
          </table:table-cell>
          <table:table-cell table:style-name="tabFortune.B4" office:value-type="string">
            <text:p text:style-name="P1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15">%=<text:span text:style-name="T1">MONTANT_C2=%</text:span></text:p>
          </table:table-cell>
          <table:table-cell table:style-name="tabFortune.B2" office:value-type="string">
            <text:p text:style-name="P23">%=CHF3=%</text:p>
          </table:table-cell>
          <table:table-cell table:style-name="tabFortune.G2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DeuxTroisS}%%=LIBELLE=%</text:p>
          </table:table-cell>
          <table:table-cell table:style-name="tabFortune.B2" office:value-type="string">
            <text:p text:style-name="P11">%=CHF1=%</text:p>
          </table:table-cell>
          <table:table-cell table:style-name="tabFortune.B2" office:value-type="string">
            <text:p text:style-name="P15">%=<text:span text:style-name="T1">MONTANT_C1=%</text:span></text:p>
          </table:table-cell>
          <table:table-cell table:style-name="tabFortune.B4" office:value-type="string">
            <text:p text:style-name="P21">%=CHF2=%</text:p>
          </table:table-cell>
          <table:table-cell table:style-name="tabFortune.B4" office:value-type="string">
            <text:p text:style-name="P15">%=<text:span text:style-name="T1">MONTANT_C2=%</text:span></text:p>
          </table:table-cell>
          <table:table-cell table:style-name="tabFortune.B4" office:value-type="string">
            <text:p text:style-name="P20">%=CHF3=%</text:p>
          </table:table-cell>
          <table:table-cell table:style-name="tabFortune.G6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UnATroisS}%%=LIBELLE=%</text:p>
          </table:table-cell>
          <table:table-cell table:style-name="tabFortune.B4" office:value-type="string">
            <text:p text:style-name="P11">%=CHF1=%</text:p>
          </table:table-cell>
          <table:table-cell table:style-name="tabFortune.B4" office:value-type="string">
            <text:p text:style-name="P1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15">%=<text:span text:style-name="T1">MONTANT_C2=%</text:span></text:p>
          </table:table-cell>
          <table:table-cell table:style-name="tabFortune.B4" office:value-type="string">
            <text:p text:style-name="P20">%=CHF3=%</text:p>
          </table:table-cell>
          <table:table-cell table:style-name="tabFortune.G6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DeuxS}%%=LIBELLE=%</text:p>
          </table:table-cell>
          <table:table-cell table:style-name="tabFortune.B2" office:value-type="string">
            <text:p text:style-name="P11">%=CHF1=%</text:p>
          </table:table-cell>
          <table:table-cell table:style-name="tabFortune.B2" office:value-type="string">
            <text:p text:style-name="P15">%=<text:span text:style-name="T1">MONTANT_C1=%</text:span></text:p>
          </table:table-cell>
          <table:table-cell table:style-name="tabFortune.B4" office:value-type="string">
            <text:p text:style-name="P24">%=CHF2=%</text:p>
          </table:table-cell>
          <table:table-cell table:style-name="tabFortune.B4" office:value-type="string">
            <text:p text:style-name="P15">%=<text:span text:style-name="T1">MONTANT_C2=%</text:span></text:p>
          </table:table-cell>
          <table:table-cell table:style-name="tabFortune.B2" office:value-type="string">
            <text:p text:style-name="P20">%=CHF3=%</text:p>
          </table:table-cell>
          <table:table-cell table:style-name="tabFortune.G2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TroisS}%%=LIBELLE=%</text:p>
          </table:table-cell>
          <table:table-cell table:style-name="tabFortune.B2" office:value-type="string">
            <text:p text:style-name="P11">%=CHF1=%</text:p>
          </table:table-cell>
          <table:table-cell table:style-name="tabFortune.B2" office:value-type="string">
            <text:p text:style-name="P15">%=<text:span text:style-name="T1">MONTANT_C1=%</text:span></text:p>
          </table:table-cell>
          <table:table-cell table:style-name="tabFortune.B2" office:value-type="string">
            <text:p text:style-name="P21">%=CHF2=%</text:p>
          </table:table-cell>
          <table:table-cell table:style-name="tabFortune.B2" office:value-type="string">
            <text:p text:style-name="P15">%=<text:span text:style-name="T1">MONTANT_C2=%</text:span></text:p>
          </table:table-cell>
          <table:table-cell table:style-name="tabFortune.B4" office:value-type="string">
            <text:p text:style-name="P20">%=CHF3=%</text:p>
          </table:table-cell>
          <table:table-cell table:style-name="tabFortune.G6" office:value-type="string">
            <text:p text:style-name="P2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1"/>
          </table:table-cell>
          <table:table-cell table:style-name="tabFortune.B10" office:value-type="string">
            <text:p text:style-name="P11"/>
          </table:table-cell>
          <table:table-cell table:style-name="tabFortune.B10" office:value-type="string">
            <text:p text:style-name="P12"/>
          </table:table-cell>
          <table:table-cell table:style-name="tabFortune.B2" office:value-type="string">
            <text:p text:style-name="P11"/>
          </table:table-cell>
          <table:table-cell table:style-name="tabFortune.B2" office:value-type="string">
            <text:p text:style-name="P12"/>
          </table:table-cell>
          <table:table-cell table:style-name="tabFortune.B10" office:value-type="string">
            <text:p text:style-name="P11"/>
          </table:table-cell>
          <table:table-cell table:style-name="tabFortune.G10" office:value-type="string">
            <text:p text:style-name="P12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26">%=LIBELLETOTAL_F=%</text:p>
          </table:table-cell>
          <table:table-cell table:style-name="Tableau5.B1" office:value-type="string">
            <text:p text:style-name="P30"/>
          </table:table-cell>
          <table:table-cell table:style-name="Tableau5.B1" office:value-type="string">
            <text:p text:style-name="P31"/>
          </table:table-cell>
          <table:table-cell table:style-name="Tableau5.B1" office:value-type="string">
            <text:p text:style-name="P30"/>
          </table:table-cell>
          <table:table-cell table:style-name="Tableau5.B1" office:value-type="string">
            <text:p text:style-name="P31"/>
          </table:table-cell>
          <table:table-cell table:style-name="Tableau5.B1" office:value-type="string">
            <text:p text:style-name="P34">%=CHF=%</text:p>
          </table:table-cell>
          <table:table-cell table:style-name="Tableau5.G1" office:value-type="string">
            <text:p text:style-name="P35">%=MONTANT_TOTAL_F=%</text:p>
          </table:table-cell>
        </table:table-row>
      </table:table>
      <text:p text:style-name="P1"/>
      <table:table table:name="tabRevenu" table:style-name="tabRevenu">
        <table:table-column table:style-name="tabRevenu.A"/>
        <table:table-column table:style-name="tabRevenu.B"/>
        <table:table-column table:style-name="tabRevenu.C"/>
        <table:table-column table:style-name="tabRevenu.D"/>
        <table:table-column table:style-name="tabRevenu.E"/>
        <table:table-column table:style-name="tabRevenu.F"/>
        <table:table-column table:style-name="tabRevenu.G"/>
        <table:table-row table:style-name="tabRevenu.1">
          <table:table-cell table:style-name="tabRevenu.A1" table:number-columns-spanned="7" office:value-type="string">
            <text:p text:style-name="P36">%=PCAL_REVENU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Revenu.2">
          <table:table-cell table:style-name="tabRevenu.A2" office:value-type="string">
            <text:p text:style-name="P37">%{sousLibelle}%%=LIBELLE=%</text:p>
          </table:table-cell>
          <table:table-cell table:style-name="tabRevenu.B2" office:value-type="string">
            <text:p text:style-name="P9"/>
          </table:table-cell>
          <table:table-cell table:style-name="tabRevenu.B2" office:value-type="string">
            <text:p text:style-name="P10"/>
          </table:table-cell>
          <table:table-cell table:style-name="tabRevenu.B2" office:value-type="string">
            <text:p text:style-name="P9"/>
          </table:table-cell>
          <table:table-cell table:style-name="tabRevenu.B2" office:value-type="string">
            <text:p text:style-name="P10"/>
          </table:table-cell>
          <table:table-cell table:style-name="tabRevenu.B2" office:value-type="string">
            <text:p text:style-name="P9"/>
          </table:table-cell>
          <table:table-cell table:style-name="tabRevenu.G2" office:value-type="string">
            <text:p text:style-name="P10"/>
          </table:table-cell>
        </table:table-row>
        <table:table-row table:style-name="tabRevenu.3">
          <table:table-cell table:style-name="tabRevenu.A2" office:value-type="string">
            <text:p text:style-name="P38">%{ligneStandard}%%=LIBELLE=%</text:p>
          </table:table-cell>
          <table:table-cell table:style-name="tabRevenu.B2" office:value-type="string">
            <text:p text:style-name="P11">%=CHF1=%</text:p>
          </table:table-cell>
          <table:table-cell table:style-name="tabRevenu.B2" office:value-type="string">
            <text:p text:style-name="P15">%=<text:span text:style-name="T1">MONTANT_C1=%</text:span></text:p>
          </table:table-cell>
          <table:table-cell table:style-name="tabRevenu.B2" office:value-type="string">
            <text:p text:style-name="P39">%=CHF2=%</text:p>
          </table:table-cell>
          <table:table-cell table:style-name="tabRevenu.B2" office:value-type="string">
            <text:p text:style-name="P15">%=<text:span text:style-name="T1">MONTANT_C2=%</text:span></text:p>
          </table:table-cell>
          <table:table-cell table:style-name="tabRevenu.B2" office:value-type="string">
            <text:p text:style-name="P21">%=CHF3=%</text:p>
          </table:table-cell>
          <table:table-cell table:style-name="tabRevenu.G2" office:value-type="string">
            <text:p text:style-name="P22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19">%{ligneColUnS}%%=LIBELLE=%</text:p>
          </table:table-cell>
          <table:table-cell table:style-name="tabRevenu.B4" office:value-type="string">
            <text:p text:style-name="P11">%=CHF1=%</text:p>
          </table:table-cell>
          <table:table-cell table:style-name="tabRevenu.B4" office:value-type="string">
            <text:p text:style-name="P1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15">%=<text:span text:style-name="T1">MONTANT_C2=%</text:span></text:p>
          </table:table-cell>
          <table:table-cell table:style-name="tabRevenu.B2" office:value-type="string">
            <text:p text:style-name="P24">%=CHF3=%</text:p>
          </table:table-cell>
          <table:table-cell table:style-name="tabRevenu.G2" office:value-type="string">
            <text:p text:style-name="P2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38">%{ligneColUnDeuxS}%%=LIBELLE=%</text:p>
          </table:table-cell>
          <table:table-cell table:style-name="tabRevenu.B4" office:value-type="string">
            <text:p text:style-name="P11">%=CHF1=%</text:p>
          </table:table-cell>
          <table:table-cell table:style-name="tabRevenu.B4" office:value-type="string">
            <text:p text:style-name="P15">%=<text:span text:style-name="T1">MONTANT_C1=%</text:span></text:p>
          </table:table-cell>
          <table:table-cell table:style-name="tabRevenu.B4" office:value-type="string">
            <text:p text:style-name="P39">%=CHF2=%</text:p>
          </table:table-cell>
          <table:table-cell table:style-name="tabRevenu.B4" office:value-type="string">
            <text:p text:style-name="P15">%=<text:span text:style-name="T1">MONTANT_C2=%</text:span></text:p>
          </table:table-cell>
          <table:table-cell table:style-name="tabRevenu.B2" office:value-type="string">
            <text:p text:style-name="P21">%=CHF3=%</text:p>
          </table:table-cell>
          <table:table-cell table:style-name="tabRevenu.G2" office:value-type="string">
            <text:p text:style-name="P22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38">%{ligneColDeuxTroisS}%%=LIBELLE=%</text:p>
          </table:table-cell>
          <table:table-cell table:style-name="tabRevenu.B2" office:value-type="string">
            <text:p text:style-name="P11">%=CHF1=%</text:p>
          </table:table-cell>
          <table:table-cell table:style-name="tabRevenu.B2" office:value-type="string">
            <text:p text:style-name="P15">%=<text:span text:style-name="T1">MONTANT_C1=%</text:span></text:p>
          </table:table-cell>
          <table:table-cell table:style-name="tabRevenu.B4" office:value-type="string">
            <text:p text:style-name="P21">%=CHF2=%</text:p>
          </table:table-cell>
          <table:table-cell table:style-name="tabRevenu.B4" office:value-type="string">
            <text:p text:style-name="P15">%=<text:span text:style-name="T1">MONTANT_C2=%</text:span></text:p>
          </table:table-cell>
          <table:table-cell table:style-name="tabRevenu.B4" office:value-type="string">
            <text:p text:style-name="P21">%=CHF3=%</text:p>
          </table:table-cell>
          <table:table-cell table:style-name="tabRevenu.G6" office:value-type="string">
            <text:p text:style-name="P22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38">%{ligneColUnATroisS}%%=LIBELLE=%</text:p>
          </table:table-cell>
          <table:table-cell table:style-name="tabRevenu.B4" office:value-type="string">
            <text:p text:style-name="P11">%=CHF1=%</text:p>
          </table:table-cell>
          <table:table-cell table:style-name="tabRevenu.B4" office:value-type="string">
            <text:p text:style-name="P15">%=<text:span text:style-name="T1">MONTANT_C1=%</text:span></text:p>
          </table:table-cell>
          <table:table-cell table:style-name="tabRevenu.B4" office:value-type="string">
            <text:p text:style-name="P39">%=CHF2=%</text:p>
          </table:table-cell>
          <table:table-cell table:style-name="tabRevenu.B4" office:value-type="string">
            <text:p text:style-name="P15">%=<text:span text:style-name="T1">MONTANT_C2=%</text:span></text:p>
          </table:table-cell>
          <table:table-cell table:style-name="tabRevenu.B4" office:value-type="string">
            <text:p text:style-name="P21">%=CHF3=%</text:p>
          </table:table-cell>
          <table:table-cell table:style-name="tabRevenu.G6" office:value-type="string">
            <text:p text:style-name="P22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38">%{ligneColDeuxS}%%=LIBELLE=%</text:p>
          </table:table-cell>
          <table:table-cell table:style-name="tabRevenu.B2" office:value-type="string">
            <text:p text:style-name="P11">%=CHF1=%</text:p>
          </table:table-cell>
          <table:table-cell table:style-name="tabRevenu.B2" office:value-type="string">
            <text:p text:style-name="P15">%=<text:span text:style-name="T1">MONTANT_C1=%</text:span></text:p>
          </table:table-cell>
          <table:table-cell table:style-name="tabRevenu.B4" office:value-type="string">
            <text:p text:style-name="P39">%=CHF2=%</text:p>
          </table:table-cell>
          <table:table-cell table:style-name="tabRevenu.B4" office:value-type="string">
            <text:p text:style-name="P15">%=<text:span text:style-name="T1">MONTANT_C2=%</text:span></text:p>
          </table:table-cell>
          <table:table-cell table:style-name="tabRevenu.B2" office:value-type="string">
            <text:p text:style-name="P21">%=CHF3=%</text:p>
          </table:table-cell>
          <table:table-cell table:style-name="tabRevenu.G2" office:value-type="string">
            <text:p text:style-name="P40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38">%{ligneColTroisS}%%=LIBELLE=%</text:p>
          </table:table-cell>
          <table:table-cell table:style-name="tabRevenu.B2" office:value-type="string">
            <text:p text:style-name="P11">%=CHF1=%</text:p>
          </table:table-cell>
          <table:table-cell table:style-name="tabRevenu.B2" office:value-type="string">
            <text:p text:style-name="P15">%=<text:span text:style-name="T1">MONTANT_C1=%</text:span></text:p>
          </table:table-cell>
          <table:table-cell table:style-name="tabRevenu.B2" office:value-type="string">
            <text:p text:style-name="P21">%=CHF2=%</text:p>
          </table:table-cell>
          <table:table-cell table:style-name="tabRevenu.B2" office:value-type="string">
            <text:p text:style-name="P15">%=<text:span text:style-name="T1">MONTANT_C2=%</text:span></text:p>
          </table:table-cell>
          <table:table-cell table:style-name="tabRevenu.B4" office:value-type="string">
            <text:p text:style-name="P24">%=CHF3=%</text:p>
          </table:table-cell>
          <table:table-cell table:style-name="tabRevenu.G6" office:value-type="string">
            <text:p text:style-name="P2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11"/>
          </table:table-cell>
          <table:table-cell table:style-name="tabRevenu.B10" office:value-type="string">
            <text:p text:style-name="P11"/>
          </table:table-cell>
          <table:table-cell table:style-name="tabRevenu.B10" office:value-type="string">
            <text:p text:style-name="P12"/>
          </table:table-cell>
          <table:table-cell table:style-name="tabRevenu.B2" office:value-type="string">
            <text:p text:style-name="P11"/>
          </table:table-cell>
          <table:table-cell table:style-name="tabRevenu.B2" office:value-type="string">
            <text:p text:style-name="P12"/>
          </table:table-cell>
          <table:table-cell table:style-name="tabRevenu.B10" office:value-type="string">
            <text:p text:style-name="P11"/>
          </table:table-cell>
          <table:table-cell table:style-name="tabRevenu.G10" office:value-type="string">
            <text:p text:style-name="P12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26">%=LIBELLETOTAL_R=%</text:p>
          </table:table-cell>
          <table:table-cell table:style-name="Tableau2.B1" office:value-type="string">
            <text:p text:style-name="P30"/>
          </table:table-cell>
          <table:table-cell table:style-name="Tableau2.B1" office:value-type="string">
            <text:p text:style-name="P31"/>
          </table:table-cell>
          <table:table-cell table:style-name="Tableau2.B1" office:value-type="string">
            <text:p text:style-name="P30"/>
          </table:table-cell>
          <table:table-cell table:style-name="Tableau2.B1" office:value-type="string">
            <text:p text:style-name="P31"/>
          </table:table-cell>
          <table:table-cell table:style-name="Tableau2.B1" office:value-type="string">
            <text:p text:style-name="P32">%=CHF=%</text:p>
          </table:table-cell>
          <table:table-cell table:style-name="Tableau2.G1" office:value-type="string">
            <text:p text:style-name="P33">%=MONTANT_TOTAL_R=%</text:p>
          </table:table-cell>
        </table:table-row>
      </table:table>
      <text:p text:style-name="P1"/>
      <table:table table:name="tabDepense" table:style-name="tabDepense">
        <table:table-column table:style-name="tabDepense.A"/>
        <table:table-column table:style-name="tabDepense.B"/>
        <table:table-column table:style-name="tabDepense.C"/>
        <table:table-column table:style-name="tabDepense.D"/>
        <table:table-column table:style-name="tabDepense.E"/>
        <table:table-column table:style-name="tabDepense.F"/>
        <table:table-column table:style-name="tabDepense.G"/>
        <table:table-row table:style-name="tabDepense.1">
          <table:table-cell table:style-name="tabDepense.A1" table:number-columns-spanned="7" office:value-type="string">
            <text:p text:style-name="P27">%=PCAL_DEPENSE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2">
          <table:table-cell table:style-name="tabDepense.A2" table:number-columns-spanned="7" office:value-type="string">
            <text:p text:style-name="P18">%{sousLibelle}%%=LIBELL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3">
          <table:table-cell table:style-name="tabDepense.A3" office:value-type="string">
            <text:p text:style-name="P14">%{ligneStandard}%%=LIBELLE=%</text:p>
          </table:table-cell>
          <table:table-cell table:style-name="tabDepense.B3" office:value-type="string">
            <text:p text:style-name="P11">%=CHF1=%</text:p>
          </table:table-cell>
          <table:table-cell table:style-name="tabDepense.B3" office:value-type="string">
            <text:p text:style-name="P15">%=<text:span text:style-name="T1">MONTAN</text:span><text:span text:style-name="T1">T_C1=%</text:span></text:p>
          </table:table-cell>
          <table:table-cell table:style-name="tabDepense.B3" office:value-type="string">
            <text:p text:style-name="P11">%=CHF2=%</text:p>
          </table:table-cell>
          <table:table-cell table:style-name="tabDepense.B3" office:value-type="string">
            <text:p text:style-name="P15">%=<text:span text:style-name="T1">MONTAN</text:span><text:span text:style-name="T1">T_C2=%</text:span></text:p>
          </table:table-cell>
          <table:table-cell table:style-name="tabDepense.B3" office:value-type="string">
            <text:p text:style-name="P11">%=CHF3=%</text:p>
          </table:table-cell>
          <table:table-cell table:style-name="tabDepense.G3" office:value-type="string">
            <text:p text:style-name="P15">%=<text:span text:style-name="T1">MONTANT_</text:span><text:span text:style-name="T1">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UnS}%%=LIBELLE=%</text:p>
          </table:table-cell>
          <table:table-cell table:style-name="tabDepense.B4" office:value-type="string">
            <text:p text:style-name="P11">%=CHF1=%</text:p>
          </table:table-cell>
          <table:table-cell table:style-name="tabDepense.B4" office:value-type="string">
            <text:p text:style-name="P15">%=<text:span text:style-name="T1">MONTANT_C1=%</text:span></text:p>
          </table:table-cell>
          <table:table-cell table:style-name="tabDepense.B3" office:value-type="string">
            <text:p text:style-name="P11">%=CHF2=%</text:p>
          </table:table-cell>
          <table:table-cell table:style-name="tabDepense.B3" office:value-type="string">
            <text:p text:style-name="P15">%=<text:span text:style-name="T1">MONTANT_C2=%</text:span></text:p>
          </table:table-cell>
          <table:table-cell table:style-name="tabDepense.B3" office:value-type="string">
            <text:p text:style-name="P11">%=CHF3=%</text:p>
          </table:table-cell>
          <table:table-cell table:style-name="tabDepense.G3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UnDeuxS}%%=LIBELLE=%</text:p>
          </table:table-cell>
          <table:table-cell table:style-name="tabDepense.B4" office:value-type="string">
            <text:p text:style-name="P11">%=CHF1=%</text:p>
          </table:table-cell>
          <table:table-cell table:style-name="tabDepense.B4" office:value-type="string">
            <text:p text:style-name="P15">%=<text:span text:style-name="T1">MONTANT_C1=%</text:span></text:p>
          </table:table-cell>
          <table:table-cell table:style-name="tabDepense.B4" office:value-type="string">
            <text:p text:style-name="P11">%=CHF2=%</text:p>
          </table:table-cell>
          <table:table-cell table:style-name="tabDepense.B4" office:value-type="string">
            <text:p text:style-name="P15">%=<text:span text:style-name="T1">MONTANT_C2=%</text:span></text:p>
          </table:table-cell>
          <table:table-cell table:style-name="tabDepense.B3" office:value-type="string">
            <text:p text:style-name="P11">%=CHF3=%</text:p>
          </table:table-cell>
          <table:table-cell table:style-name="tabDepense.G3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DeuxTroisS}%%=LIBELLE=%</text:p>
          </table:table-cell>
          <table:table-cell table:style-name="tabDepense.B3" office:value-type="string">
            <text:p text:style-name="P11">%=CHF1=%</text:p>
          </table:table-cell>
          <table:table-cell table:style-name="tabDepense.B3" office:value-type="string">
            <text:p text:style-name="P15">%=<text:span text:style-name="T1">MONTANT_C1=%</text:span></text:p>
          </table:table-cell>
          <table:table-cell table:style-name="tabDepense.B4" office:value-type="string">
            <text:p text:style-name="P11">%=CHF2=%</text:p>
          </table:table-cell>
          <table:table-cell table:style-name="tabDepense.B4" office:value-type="string">
            <text:p text:style-name="P15">%=<text:span text:style-name="T1">MONTANT_C2=%</text:span></text:p>
          </table:table-cell>
          <table:table-cell table:style-name="tabDepense.B4" office:value-type="string">
            <text:p text:style-name="P11">%=CHF3=%</text:p>
          </table:table-cell>
          <table:table-cell table:style-name="tabDepense.G6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UnATroisS}%%=LIBELLE=%</text:p>
          </table:table-cell>
          <table:table-cell table:style-name="tabDepense.B4" office:value-type="string">
            <text:p text:style-name="P11">%=CHF1=%</text:p>
          </table:table-cell>
          <table:table-cell table:style-name="tabDepense.B4" office:value-type="string">
            <text:p text:style-name="P15">%=<text:span text:style-name="T1">MONTANT_C1=%</text:span></text:p>
          </table:table-cell>
          <table:table-cell table:style-name="tabDepense.B4" office:value-type="string">
            <text:p text:style-name="P11">%=CHF2=%</text:p>
          </table:table-cell>
          <table:table-cell table:style-name="tabDepense.B4" office:value-type="string">
            <text:p text:style-name="P15">%=<text:span text:style-name="T1">MONTANT_C2=%</text:span></text:p>
          </table:table-cell>
          <table:table-cell table:style-name="tabDepense.B4" office:value-type="string">
            <text:p text:style-name="P11">%=CHF3=%</text:p>
          </table:table-cell>
          <table:table-cell table:style-name="tabDepense.G6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DeuxS}%%=LIBELLE=%</text:p>
          </table:table-cell>
          <table:table-cell table:style-name="tabDepense.B3" office:value-type="string">
            <text:p text:style-name="P11">%=CHF1=%</text:p>
          </table:table-cell>
          <table:table-cell table:style-name="tabDepense.B3" office:value-type="string">
            <text:p text:style-name="P15">%=<text:span text:style-name="T1">MONTANT_C1=%</text:span></text:p>
          </table:table-cell>
          <table:table-cell table:style-name="tabDepense.B4" office:value-type="string">
            <text:p text:style-name="P11">%=CHF2=%</text:p>
          </table:table-cell>
          <table:table-cell table:style-name="tabDepense.B4" office:value-type="string">
            <text:p text:style-name="P15">%=<text:span text:style-name="T1">MONTANT_C2=%</text:span></text:p>
          </table:table-cell>
          <table:table-cell table:style-name="tabDepense.B3" office:value-type="string">
            <text:p text:style-name="P11">%=CHF3=%</text:p>
          </table:table-cell>
          <table:table-cell table:style-name="tabDepense.G3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TroisS}%%=LIBELLE=%</text:p>
          </table:table-cell>
          <table:table-cell table:style-name="tabDepense.B9" office:value-type="string">
            <text:p text:style-name="P11">%=CHF1=%</text:p>
          </table:table-cell>
          <table:table-cell table:style-name="tabDepense.B9" office:value-type="string">
            <text:p text:style-name="P15">%=<text:span text:style-name="T1">MONTANT_C1=%</text:span></text:p>
          </table:table-cell>
          <table:table-cell table:style-name="tabDepense.B3" office:value-type="string">
            <text:p text:style-name="P11">%=CHF2=%</text:p>
          </table:table-cell>
          <table:table-cell table:style-name="tabDepense.B3" office:value-type="string">
            <text:p text:style-name="P15">%=<text:span text:style-name="T1">MONTANT_C2=%</text:span></text:p>
          </table:table-cell>
          <table:table-cell table:style-name="tabDepense.B4" office:value-type="string">
            <text:p text:style-name="P11">%=CHF3=%</text:p>
          </table:table-cell>
          <table:table-cell table:style-name="tabDepense.G6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1"/>
          </table:table-cell>
          <table:table-cell table:style-name="tabDepense.B9" office:value-type="string">
            <text:p text:style-name="P11"/>
          </table:table-cell>
          <table:table-cell table:style-name="tabDepense.B9" office:value-type="string">
            <text:p text:style-name="P12"/>
          </table:table-cell>
          <table:table-cell table:style-name="tabDepense.B3" office:value-type="string">
            <text:p text:style-name="P11"/>
          </table:table-cell>
          <table:table-cell table:style-name="tabDepense.B3" office:value-type="string">
            <text:p text:style-name="P12"/>
          </table:table-cell>
          <table:table-cell table:style-name="tabDepense.B9" office:value-type="string">
            <text:p text:style-name="P11"/>
          </table:table-cell>
          <table:table-cell table:style-name="tabDepense.G10" office:value-type="string">
            <text:p text:style-name="P12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26">%=LIBELLETOTAL_D=%</text:p>
          </table:table-cell>
          <table:table-cell table:style-name="Tableau3.B1" office:value-type="string">
            <text:p text:style-name="P30"/>
          </table:table-cell>
          <table:table-cell table:style-name="Tableau3.B1" office:value-type="string">
            <text:p text:style-name="P31"/>
          </table:table-cell>
          <table:table-cell table:style-name="Tableau3.B1" office:value-type="string">
            <text:p text:style-name="P30"/>
          </table:table-cell>
          <table:table-cell table:style-name="Tableau3.B1" office:value-type="string">
            <text:p text:style-name="P31"/>
          </table:table-cell>
          <table:table-cell table:style-name="Tableau3.B1" office:value-type="string">
            <text:p text:style-name="P32">%=CHF=%</text:p>
          </table:table-cell>
          <table:table-cell table:style-name="Tableau3.G1" office:value-type="string">
            <text:p text:style-name="P33">%=MONTANT_TOTAL_D=%</text:p>
          </table:table-cell>
        </table:table-row>
      </table:table>
      <text:p text:style-name="P4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28">%=remLineWhenBlank(totalL1)=%</text:p>
          </table:table-cell>
          <table:table-cell table:style-name="Tableau4.B1" office:value-type="string">
            <text:p text:style-name="P14"><text:span text:style-name="T2">%=</text:span>CHF1L1=%</text:p>
          </table:table-cell>
          <table:table-cell table:style-name="Tableau4.B1" office:value-type="string">
            <text:p text:style-name="P15">%=<text:span text:style-name="T1">MONTANTL1_C1=%</text:span></text:p>
          </table:table-cell>
          <table:table-cell table:style-name="Tableau4.B1" office:value-type="string">
            <text:p text:style-name="P14"><text:span text:style-name="T2">%=</text:span>CHF2L1=%</text:p>
          </table:table-cell>
          <table:table-cell table:style-name="Tableau4.B1" office:value-type="string">
            <text:p text:style-name="P15">%=<text:span text:style-name="T1">MONTANTL1_C2=%</text:span></text:p>
          </table:table-cell>
          <table:table-cell table:style-name="Tableau4.B1" office:value-type="string">
            <text:p text:style-name="P13">%=CHF3L1=%</text:p>
          </table:table-cell>
          <table:table-cell table:style-name="Tableau4.G1" office:value-type="string">
            <text:p text:style-name="P16"><text:span text:style-name="T2">%=</text:span><text:span text:style-name="T3">MONTAN</text:span><text:span text:style-name="T1">TL1_C3=%</text:span></text:p>
          </table:table-cell>
        </table:table-row>
        <table:table-row table:style-name="Tableau4.1">
          <table:table-cell table:style-name="Tableau4.A2" office:value-type="string">
            <text:p text:style-name="P29">%=remLineWhenBlank(totalL2)=%</text:p>
          </table:table-cell>
          <table:table-cell table:style-name="Tableau4.B2" office:value-type="string">
            <text:p text:style-name="P14"/>
          </table:table-cell>
          <table:table-cell table:style-name="Tableau4.B2" office:value-type="string">
            <text:p text:style-name="P17"/>
          </table:table-cell>
          <table:table-cell table:style-name="Tableau4.B2" office:value-type="string">
            <text:p text:style-name="P14"/>
          </table:table-cell>
          <table:table-cell table:style-name="Tableau4.B2" office:value-type="string">
            <text:p text:style-name="P17"/>
          </table:table-cell>
          <table:table-cell table:style-name="Tableau4.B2" office:value-type="string">
            <text:p text:style-name="P11">%=CHF3L2=%</text:p>
          </table:table-cell>
          <table:table-cell table:style-name="Tableau4.G2" office:value-type="string">
            <text:p text:style-name="P15"><text:span text:style-name="T2">%=</text:span><text:span text:style-name="T3">MONTANT</text:span><text:span text:style-name="T1">L2_C3=%</text:span></text:p>
          </table:table-cell>
        </table:table-row>
        <table:table-row table:style-name="Tableau4.1">
          <table:table-cell table:style-name="Tableau4.A3" office:value-type="string">
            <text:p text:style-name="P28">%=remLineWhenBlank(totalL3)=%</text:p>
          </table:table-cell>
          <table:table-cell table:style-name="Tableau4.B3" office:value-type="string">
            <text:p text:style-name="P14"/>
          </table:table-cell>
          <table:table-cell table:style-name="Tableau4.B3" office:value-type="string">
            <text:p text:style-name="P17"/>
          </table:table-cell>
          <table:table-cell table:style-name="Tableau4.B3" office:value-type="string">
            <text:p text:style-name="P14"/>
          </table:table-cell>
          <table:table-cell table:style-name="Tableau4.B3" office:value-type="string">
            <text:p text:style-name="P17"/>
          </table:table-cell>
          <table:table-cell table:style-name="Tableau4.B3" office:value-type="string">
            <text:p text:style-name="P13">%=CHF3L3=%</text:p>
          </table:table-cell>
          <table:table-cell table:style-name="Tableau4.G3" office:value-type="string">
            <text:p text:style-name="P16"><text:span text:style-name="T2">%=</text:span><text:span text:style-name="T3">MONTAN</text:span><text:span text:style-name="T1">TL3_C3=%</text:span></text:p>
          </table:table-cell>
        </table:table-row>
      </table:table>
      <text:p text:style-name="P41">%#include PCALVersementDouble#%</text:p>
      <text:p text:style-name="P41">%=PCAL_JUSTIFICATI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23cm" fo:margin-bottom="0.542cm" fo:margin-left="1.191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4-07-18T13:59:43.62</meta:creation-date>
    <meta:editing-cycles>22</meta:editing-cycles>
    <meta:editing-duration>PT38M55S</meta:editing-duration>
    <dc:date>2015-12-07T16:47:14.65</dc:date>
    <meta:document-statistic meta:table-count="7" meta:image-count="0" meta:object-count="0" meta:page-count="1" meta:paragraph-count="181" meta:word-count="185" meta:character-count="2684"/>
    <dc:creator>lga </dc:creator>
    <meta:user-defined meta:name="Info 1"/>
    <meta:user-defined meta:name="Info 2"/>
    <meta:user-defined meta:name="Info 3"/>
    <meta:user-defined meta:name="Info 4"/>
  </office:meta>
</office:document-meta>
</file>